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1: aaa</text:p>
      <text:p text:style-name="Standard">mdp: EPFC?666</text:p>
      <text:p text:style-name="Standard"/>
      <text:p text:style-name="Standard">User 2: bbb</text:p>
      <text:p text:style-name="Standard">mdp: EPFC?666</text:p>
      <text:p text:style-name="Standard"/>
      <text:p text:style-name="Standard">User 3: ant</text:p>
      <text:p text:style-name="Standard">mdp: EPFC?666</text:p>
      <text:p text:style-name="Standard"/>
      <text:p text:style-name="Standard"/>
      <text:p text:style-name="Standard">BUG: </text:p>
      <text:p text:style-name="Standard">Dans notre vue update on a des soucis pour désactiver les heures.</text:p>
      <text:p text:style-name="Standard">Notre get-events pour le fullcallendar n'est pas "optimal".</text:p>
      <text:p text:style-name="Standard">La sécurité n'est pas parfait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55S</meta:editing-duration>
    <meta:editing-cycles>10</meta:editing-cycles>
    <meta:generator>OpenOffice/4.1.2$Win32 OpenOffice.org_project/412m3$Build-9782</meta:generator>
    <dc:date>2017-05-28T23:29:57.41</dc:date>
    <dc:creator>mart </dc:creator>
    <meta:document-statistic meta:table-count="0" meta:image-count="0" meta:object-count="0" meta:page-count="1" meta:paragraph-count="10" meta:word-count="41" meta:character-count="232"/>
    <meta:user-defined meta:name="Info 1"/>
    <meta:user-defined meta:name="Info 2"/>
    <meta:user-defined meta:name="Info 3"/>
    <meta:user-defined meta:name="Info 4"/>
  </office:meta>
</office:document-meta>
</file>